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1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. Pereira Mende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23, 1893</text:p>
      <text:p text:style-name="P5">Month<text:tab/><text:tab/><text:tab/><text:tab/><text:tab/><text:tab/>June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Rev Dr Morais/</text:p>
      <text:p text:style-name="P2"><text:tab/>546 North Fifth St./</text:p>
      <text:p text:style-name="P2"><text:tab/><text:tab/>Philadelphia/</text:p>
      <text:p text:style-name="P2"><text:tab/><text:tab/><text:tab/>Penn./</text:p>
      <text:p text:style-name="P2"/>
      <text:p text:style-name="P2">[Page 2]</text:p>
      <text:p text:style-name="P3">Bon Sabat./</text:p>
      <text:p text:style-name="P2">My dear Sir/</text:p>
      <text:p text:style-name="P2"><text:tab/>I would like a line to know how you/ are. <text:s/>I had to go to New York this week on syn/agogue business. <text:s/>Will you be here Sunday for/ the examination? <text:s/>If so, I must earnestly/ beg you to make our house your home. <text:s/>You must/ not go hours without food. <text:s/>You shall have meal or better/ lunch or dinner, as you desire. <text:s/>I shall be at the seminary/ during the morning./ <text:s/>If you feel at all tired or/ faint on arriving, stop here/ for a while./ <text:s/>Yrs/ H Pereira Mendes/ 6. W 9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1:53:10.17</meta:creation-date>
    <dc:date>2011-12-14T11:58:21.05</dc:date>
    <dc:creator>Penn Libraries</dc:creator>
    <meta:editing-duration>PT00H05M1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78" meta:character-count="1829"/>
  </office:meta>
</office:document-meta>
</file>